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4e0" officeooo:paragraph-rsid="001e74e0"/>
    </style:style>
    <style:style style:name="P2" style:family="paragraph" style:parent-style-name="Standard">
      <style:text-properties officeooo:rsid="001e74e0" officeooo:paragraph-rsid="001f8405"/>
    </style:style>
    <style:style style:name="P3" style:family="paragraph" style:parent-style-name="Standard">
      <style:text-properties officeooo:rsid="001f8405" officeooo:paragraph-rsid="001f8405"/>
    </style:style>
    <style:style style:name="P4" style:family="paragraph" style:parent-style-name="Standard">
      <style:text-properties officeooo:rsid="001fc78d" officeooo:paragraph-rsid="001fc78d"/>
    </style:style>
    <style:style style:name="P5" style:family="paragraph" style:parent-style-name="Standard">
      <style:text-properties officeooo:rsid="00209dd3" officeooo:paragraph-rsid="00209dd3"/>
    </style:style>
    <style:style style:name="P6" style:family="paragraph" style:parent-style-name="Standard">
      <style:text-properties fo:font-weight="bold" officeooo:rsid="001e74e0" officeooo:paragraph-rsid="001e74e0" style:font-weight-asian="bold" style:font-weight-complex="bold"/>
    </style:style>
    <style:style style:name="P7" style:family="paragraph" style:parent-style-name="Standard">
      <style:text-properties officeooo:rsid="001e74e0" officeooo:paragraph-rsid="001e74e0"/>
    </style:style>
    <style:style style:name="T1" style:family="text">
      <style:text-properties officeooo:rsid="001f8405"/>
    </style:style>
    <style:style style:name="T2" style:family="text">
      <style:text-properties officeooo:rsid="0022069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104.1665in" svg:y="-104.1665in" svg:width="0.0161in" draw:z-index="0">
        <draw:text-box fo:min-height="0.0161in">
          <text:p text:style-name="Text_20_body">Vedleggsområde</text:p>
        </draw:text-box>
      </draw:frame>
      <text:p text:style-name="P1">Dear HR Manager,</text:p>
      <text:p text:style-name="P1"/>
      <text:p text:style-name="P1">Your recent advertisement for Full Stack Developer. I am confident that my +5 years experience as a successful object oriented Full Stack PHP <text:span text:style-name="T1">and Nodejs </text:span><text:s/>Developer will provide the capabilities you are looking for. I am forwarding my resume for your review and consideration.</text:p>
      <text:p text:style-name="P6"/>
      <text:p text:style-name="P6">Motivation for applying for the position is,</text:p>
      <text:p text:style-name="P1"/>
      <text:p text:style-name="P5">5+ years of rapid web application development using <text:s/>PHP technologies</text:p>
      <text:p text:style-name="P5">Expert knowledge of HTML, CSS, and JavaScript</text:p>
      <text:p text:style-name="P5">bootstrap, foundation, angularJS,</text:p>
      <text:p text:style-name="P5">Extensive knowledge and experience coding with MySQL Server 2008+</text:p>
      <text:p text:style-name="P5">Strong understanding of deployment processes and server configuration</text:p>
      <text:p text:style-name="P5">Strong communication and writing skills.</text:p>
      <text:p text:style-name="P5">Ability to communicate with and advice from peers, managers, and clients while ensuring they develop a complete and successful solution.</text:p>
      <text:p text:style-name="P5">Strong organization skills to manage multiple timelines and complete tasks quickly within the constraints of clients’ timelines and budgets.</text:p>
      <text:p text:style-name="P5">Competent to work on multiple phases of complex projects independently.</text:p>
      <text:p text:style-name="P5">Ability to grow professionally in a highly flexible and fast-moving environment.</text:p>
      <text:p text:style-name="P4"/>
      <text:p text:style-name="P1"/>
      <text:p text:style-name="P1">I have proved and continue to prove myself as a high-energy professional with an unrelenting focus on delivering and improving the customer experience. A passion for developing my team coupled with strong motivational skills have resulted in increased overall employee productivity and satisfaction.</text:p>
      <text:p text:style-name="P1"/>
      <text:p text:style-name="P1">I would welcome the opportunity to have an in-depth interview to discuss the contribution I could make to your company. Give me chance I will not let you down.</text:p>
      <text:p text:style-name="P1"/>
      <text:p text:style-name="P3">Recent project </text:p>
      <text:p text:style-name="P1">https://github.com/iptikar/<text:span text:style-name="T1">sindhbad</text:span></text:p>
      <text:p text:style-name="P1"/>
      <text:p text:style-name="P1">Projects that I have worked most of Backend</text:p>
      <text:p text:style-name="P1"/>
      <text:p text:style-name="P1">http://www.sindhbad.com/</text:p>
      <text:p text:style-name="P1">https://www.abraa.com/</text:p>
      <text:p text:style-name="P1">https://www.valucart.com/</text:p>
      <text:p text:style-name="P1">https://www.purplle.com/</text:p>
      <text:p text:style-name="P1">https://www.threadpaints.com/</text:p>
      <text:p text:style-name="P1">https://www.shirtsmyway.com/</text:p>
      <text:p text:style-name="P1">https://www.spierandmackay.com</text:p>
      <text:p text:style-name="P1">https://www.bellaboutique.com/</text:p>
      <text:p text:style-name="P1">https://www.tailor4less.comtt/</text:p>
      <text:p text:style-name="P1">http://www.clothesnepal.com/</text:p>
      <text:p text:style-name="P1">http://www.everesttravel.com.</text:p>
      <text:p text:style-name="P1">http://www.vitruvien.com</text:p>
      <text:p text:style-name="P1">http://www.icon-ad.com</text:p>
      <text:p text:style-name="P2"><text:a xlink:type="simple" xlink:href="https://www.threadpaints.com/" text:style-name="Internet_20_link" text:visited-style-name="Visited_20_Internet_20_Link">https://www.threadpaints.com/</text:a></text:p>
      <text:p text:style-name="P2">http://www.crossoverweb.com.</text:p>
      <text:p text:style-name="P1"><text:soft-page-break/></text:p>
      <text:p text:style-name="P1">Applicant </text:p>
      <text:p text:style-name="P1">Bharat Sha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2:58:18.425191873</meta:creation-date>
    <dc:date>2019-02-16T15:56:52.743706836</dc:date>
    <meta:editing-duration>PT1H27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258" meta:character-count="2071" meta:non-whitespace-character-count="1845"/>
  </office:meta>
</office:document-meta>
</file>